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80000000800967AA51A.png" manifest:media-type="image/png"/>
  <manifest:file-entry manifest:full-path="Pictures/100000010000080000000800C5EB2F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c20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width="6.6929in" svg:height="6.6929in" draw:z-index="0"><draw:image xlink:href="Pictures/100000010000080000000800C5EB2F5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width="6.6929in" svg:height="6.6929in" draw:z-index="1"><draw:image xlink:href="Pictures/100000000000080000000800967AA51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22:31:26.738367579</meta:creation-date>
    <dc:date>2025-05-25T13:33:43.407921835</dc:date>
    <meta:editing-duration>PT3M57S</meta:editing-duration>
    <meta:editing-cycles>3</meta:editing-cycles>
    <meta:generator>LibreOffice/24.8.7.2$Linux_X86_64 LibreOffice_project/f4f281f562fb585d46b0af5755dfe1eb6adc047f</meta:generator>
    <meta:print-date>2025-05-25T13:33:19.807920237</meta:print-date>
    <meta:printed-by>PDF files</meta:printed-by>
    <meta:document-statistic meta:table-count="0" meta:image-count="2" meta:object-count="0" meta:page-count="2" meta:paragraph-count="0" meta:word-count="0" meta:character-count="0" meta:non-whitespace-character-count="0"/>
  </office:meta>
</office:document-meta>
</file>